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UTOS</text:p>
          </table:table-cell>
          <table:table-cell table:style-name="Default" office:value-type="string" calcext:value-type="string">
            <text:p>PREÇO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PLACA MÃE</text:p>
          </table:table-cell>
          <table:table-cell office:value-type="currency" office:currency="BRL" office:value="4249.9" calcext:value-type="currency">
            <text:p>R$ 4.249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70148/placa-mae-gigabyte-p-intel-lga-1151-atx-ga-z170x-gaming-g1ddr4hdmiusb-3-1-tipo-csata-express-m-2-wirelesssli-cfxamp-up" xlink:type="simple">http://www.kabum.com.br/produto/70148/placa-mae-gigabyte-p-intel-lga-1151-atx-ga-z170x-gaming-g1ddr4hdmiusb-3-1-tipo-csata-express-m-2-wirelesssli-cfxamp-up</text:a></text:p>
          </table:table-cell>
        </table:table-row>
        <table:table-row table:style-name="ro1">
          <table:table-cell office:value-type="string" calcext:value-type="string">
            <text:p>PROCESSADOR</text:p>
          </table:table-cell>
          <table:table-cell office:value-type="currency" office:currency="BRL" office:value="6199.9" calcext:value-type="currency">
            <text:p>R$ 6.199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45177/processador-intel-core-i7-4960x-ivy-bridge-e-cache-15mb-3-6ghz-4-0ghz-max-turbo-lga-2011-extreme-edition-bx80633i74960x" xlink:type="simple">http://www.kabum.com.br/produto/45177/processador-intel-core-i7-4960x-ivy-bridge-e-cache-15mb-3-6ghz-4-0ghz-max-turbo-lga-2011-extreme-edition-bx80633i74960x</text:a></text:p>
          </table:table-cell>
        </table:table-row>
        <table:table-row table:style-name="ro1">
          <table:table-cell office:value-type="string" calcext:value-type="string">
            <text:p>MEMORIA RAM</text:p>
          </table:table-cell>
          <table:table-cell office:value-type="currency" office:currency="BRL" office:value="2719.91" calcext:value-type="currency">
            <text:p>R$ 2.719,91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64524/memoria-kingston-hyperx-predator-32gb-4x8gb-3000mhz-ddr4-cl15-hx430c15pbk4-32" xlink:type="simple">http://www.kabum.com.br/produto/64524/memoria-kingston-hyperx-predator-32gb-4x8gb-3000mhz-ddr4-cl15-hx430c15pbk4-32</text:a></text:p>
          </table:table-cell>
        </table:table-row>
        <table:table-row table:style-name="ro1">
          <table:table-cell office:value-type="string" calcext:value-type="string">
            <text:p>HD SATA</text:p>
          </table:table-cell>
          <table:table-cell office:value-type="currency" office:currency="BRL" office:value="2201.41" calcext:value-type="currency">
            <text:p>R$ 2.201,41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73546/nas-hgst-deskstar-6tb-7200rpm-cache-128mb-sata-6gb-s-0s03839" xlink:type="simple">http://www.kabum.com.br/produto/73546/nas-hgst-deskstar-6tb-7200rpm-cache-128mb-sata-6gb-s-0s03839</text:a></text:p>
          </table:table-cell>
        </table:table-row>
        <table:table-row table:style-name="ro1">
          <table:table-cell office:value-type="string" calcext:value-type="string">
            <text:p>TECLADO</text:p>
          </table:table-cell>
          <table:table-cell office:value-type="currency" office:currency="BRL" office:value="1329.9" calcext:value-type="currency">
            <text:p>R$ 1.329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63285/teclado-razer-gamer-mecanico-iluminado-blackwidow-chroma-stealth-/?tag=TECLADO" xlink:type="simple">http://www.kabum.com.br/produto/63285/teclado-razer-gamer-mecanico-iluminado-blackwidow-chroma-stealth-/?tag=TECLADO</text:a>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office:value-type="currency" office:currency="BRL" office:value="169.06" calcext:value-type="currency">
            <text:p>R$ 169,06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23091/mouse-a4-tech-v-track-usb-f3" xlink:type="simple">http://www.kabum.com.br/produto/23091/mouse-a4-tech-v-track-usb-f3</text:a>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currency" office:currency="BRL" office:value="4444.9" calcext:value-type="currency">
            <text:p>R$ 4.444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64235/monitor-asus-27-rog-swift-pg278q-usb-3-0-3-d-wqhd-g-sync" xlink:type="simple">http://www.kabum.com.br/produto/64235/monitor-asus-27-rog-swift-pg278q-usb-3-0-3-d-wqhd-g-sync</text:a></text:p>
          </table:table-cell>
        </table:table-row>
        <table:table-row table:style-name="ro1">
          <table:table-cell office:value-type="string" calcext:value-type="string">
            <text:p>PLACA <text:s/>VIDEO</text:p>
          </table:table-cell>
          <table:table-cell office:value-type="currency" office:currency="BRL" office:value="4538.91" calcext:value-type="currency">
            <text:p>R$ 4.538,91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70823/placa-de-video-vga-asus-gtx-980ti-6gb-poseidon-platinum-gddr5-384-bits-pci-express-3-0-gtx980ti-p-6gd5-" xlink:type="simple">http://www.kabum.com.br/produto/70823/placa-de-video-vga-asus-gtx-980ti-6gb-poseidon-platinum-gddr5-384-bits-pci-express-3-0-gtx980ti-p-6gd5-</text:a></text:p>
          </table:table-cell>
        </table:table-row>
        <table:table-row table:style-name="ro1">
          <table:table-cell office:value-type="string" calcext:value-type="string">
            <text:p>ESTABILIZADO</text:p>
          </table:table-cell>
          <table:table-cell office:value-type="currency" office:currency="BRL" office:value="792.96" calcext:value-type="currency">
            <text:p>R$ 792,96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72139/estabilizador-force-line-para-eletrodomestico-3000va-entrada-115-230v-saida-115v-preto-572" xlink:type="simple">http://www.kabum.com.br/produto/72139/estabilizador-force-line-para-eletrodomestico-3000va-entrada-115-230v-saida-115v-preto-572</text:a></text:p>
          </table:table-cell>
        </table:table-row>
        <table:table-row table:style-name="ro1">
          <table:table-cell office:value-type="string" calcext:value-type="string">
            <text:p>CAIXA SOM</text:p>
          </table:table-cell>
          <table:table-cell office:value-type="currency" office:currency="BRL" office:value="48.9" calcext:value-type="currency">
            <text:p>R$ 48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12737/caixa-de-som-2-0-multilaser-8w-black-piano-sp091" xlink:type="simple">http://www.kabum.com.br/produto/12737/caixa-de-som-2-0-multilaser-8w-black-piano-sp091</text:a></text:p>
          </table:table-cell>
        </table:table-row>
        <table:table-row table:style-name="ro1">
          <table:table-cell office:value-type="string" calcext:value-type="string">
            <text:p>PLACA REDE</text:p>
          </table:table-cell>
          <table:table-cell office:value-type="currency" office:currency="BRL" office:value="79.9" calcext:value-type="currency">
            <text:p>R$ 79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7750/placa-de-rede-tp-link-wireless-300mbps-tl-wn951n-adaptador-wireless-pci-draft-n/?tag=PLACA%20DE%20REDE" xlink:type="simple">http://www.kabum.com.br/produto/7750/placa-de-rede-tp-link-wireless-300mbps-tl-wn951n-adaptador-wireless-pci-draft-n/?tag=PLACA%20DE%20REDE</text:a></text:p>
          </table:table-cell>
        </table:table-row>
        <table:table-row table:style-name="ro1">
          <table:table-cell office:value-type="string" calcext:value-type="string">
            <text:p>PASTA TERMICA</text:p>
          </table:table-cell>
          <table:table-cell office:value-type="currency" office:currency="BRL" office:value="5.87" calcext:value-type="currency">
            <text:p>R$ 5,87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33122/pasta-termica-empire-10g-1511" xlink:type="simple">http://www.kabum.com.br/produto/33122/pasta-termica-empire-10g-1511</text:a>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currency" office:currency="BRL" office:value="22781.52" calcext:value-type="currency">
            <text:p>R$ 22.781,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 </meta:initial-creator>
    <meta:creation-date>2016-04-20T19:58:52.029510284</meta:creation-date>
    <dc:date>2016-04-20T20:24:05.329274956</dc:date>
    <dc:creator>Aluno </dc:creator>
    <meta:editing-duration>PT10M1S</meta:editing-duration>
    <meta:editing-cycles>1</meta:editing-cycles>
    <meta:document-statistic meta:table-count="1" meta:cell-count="54" meta:object-count="0"/>
    <meta:generator>LibreOffice/4.4.3.2$Linux_X86_64 LibreOffice_project/40m0$Build-2</meta:generator>
  </office:meta>
</office:document-meta>
</file>